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7.4688in" table:align="margins" fo:background-color="transparent">
        <style:background-image/>
      </style:table-properties>
    </style:style>
    <style:style style:name="Table1.A" style:family="table-column">
      <style:table-column-properties style:column-width="2.4896in" style:rel-column-width="21845*"/>
    </style:style>
    <style:style style:name="Table1.1" style:family="table-row">
      <style:table-row-properties style:min-row-height="0.0639in" fo:background-color="transparent">
        <style:background-image/>
      </style:table-row-properties>
    </style:style>
    <style:style style:name="Table1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" style:family="table">
      <style:table-properties style:width="7.4688in" table:align="margins"/>
    </style:style>
    <style:style style:name="Table2.A" style:family="table-column">
      <style:table-column-properties style:column-width="3.734in" style:rel-column-width="32767*"/>
    </style:style>
    <style:style style:name="Table2.B" style:family="table-column">
      <style:table-column-properties style:column-width="3.7347in" style:rel-column-width="32768*"/>
    </style:style>
    <style:style style:name="Table2.1" style:family="table-row">
      <style:table-row-properties style:min-row-height="0.0639in"/>
    </style:style>
    <style:style style:name="Table2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" style:family="table">
      <style:table-properties style:width="7.4688in" table:align="margins"/>
    </style:style>
    <style:style style:name="Table3.A" style:family="table-column">
      <style:table-column-properties style:column-width="3.734in" style:rel-column-width="32767*"/>
    </style:style>
    <style:style style:name="Table3.B" style:family="table-column">
      <style:table-column-properties style:column-width="3.7347in" style:rel-column-width="32768*"/>
    </style:style>
    <style:style style:name="Table3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" style:family="table">
      <style:table-properties style:width="7.4688in" table:align="margins"/>
    </style:style>
    <style:style style:name="Table4.A" style:family="table-column">
      <style:table-column-properties style:column-width="7.4688in" style:rel-column-width="65535*"/>
    </style:style>
    <style:style style:name="Table4.1" style:family="table-row">
      <style:table-row-properties style:min-row-height="0.0639in"/>
    </style:style>
    <style:style style:name="Table4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5" style:family="table">
      <style:table-properties style:width="7.4688in" table:align="margins"/>
    </style:style>
    <style:style style:name="Table5.A" style:family="table-column">
      <style:table-column-properties style:column-width="3.734in" style:rel-column-width="32767*"/>
    </style:style>
    <style:style style:name="Table5.B" style:family="table-column">
      <style:table-column-properties style:column-width="3.7347in" style:rel-column-width="32768*"/>
    </style:style>
    <style:style style:name="Table5.1" style:family="table-row">
      <style:table-row-properties style:min-row-height="0.1847in"/>
    </style:style>
    <style:style style:name="Table5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6" style:family="table">
      <style:table-properties style:width="7.4688in" table:align="margins"/>
    </style:style>
    <style:style style:name="Table6.A" style:family="table-column">
      <style:table-column-properties style:column-width="3.734in" style:rel-column-width="32767*"/>
    </style:style>
    <style:style style:name="Table6.B" style:family="table-column">
      <style:table-column-properties style:column-width="3.7347in" style:rel-column-width="32768*"/>
    </style:style>
    <style:style style:name="Table6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7" style:family="table">
      <style:table-properties style:width="7.4688in" table:align="margins"/>
    </style:style>
    <style:style style:name="Table7.A" style:family="table-column">
      <style:table-column-properties style:column-width="7.4688in" style:rel-column-width="65535*"/>
    </style:style>
    <style:style style:name="Table7.1" style:family="table-row">
      <style:table-row-properties style:min-row-height="0.0639in"/>
    </style:style>
    <style:style style:name="Table7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7" style:family="table">
      <style:table-properties style:width="7.4688in" table:align="margins"/>
    </style:style>
    <style:style style:name="Table17.A" style:family="table-column">
      <style:table-column-properties style:column-width="3.734in" style:rel-column-width="32767*"/>
    </style:style>
    <style:style style:name="Table17.B" style:family="table-column">
      <style:table-column-properties style:column-width="3.7347in" style:rel-column-width="32768*"/>
    </style:style>
    <style:style style:name="Table17.1" style:family="table-row">
      <style:table-row-properties style:min-row-height="0.0639in"/>
    </style:style>
    <style:style style:name="Table17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8" style:family="table">
      <style:table-properties style:width="7.4688in" table:align="margins"/>
    </style:style>
    <style:style style:name="Table18.A" style:family="table-column">
      <style:table-column-properties style:column-width="3.734in" style:rel-column-width="32767*"/>
    </style:style>
    <style:style style:name="Table18.B" style:family="table-column">
      <style:table-column-properties style:column-width="3.7347in" style:rel-column-width="32768*"/>
    </style:style>
    <style:style style:name="Table18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9" style:family="table">
      <style:table-properties style:width="7.4688in" table:align="margins"/>
    </style:style>
    <style:style style:name="Table19.A" style:family="table-column">
      <style:table-column-properties style:column-width="7.4688in" style:rel-column-width="65535*"/>
    </style:style>
    <style:style style:name="Table19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0" style:family="table">
      <style:table-properties style:width="7.4688in" table:align="margins"/>
    </style:style>
    <style:style style:name="Table20.A" style:family="table-column">
      <style:table-column-properties style:column-width="3.734in" style:rel-column-width="32767*"/>
    </style:style>
    <style:style style:name="Table20.B" style:family="table-column">
      <style:table-column-properties style:column-width="3.7347in" style:rel-column-width="32768*"/>
    </style:style>
    <style:style style:name="Table20.1" style:family="table-row">
      <style:table-row-properties style:min-row-height="0.0639in"/>
    </style:style>
    <style:style style:name="Table20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1" style:family="table">
      <style:table-properties style:width="7.4688in" table:align="margins"/>
    </style:style>
    <style:style style:name="Table21.A" style:family="table-column">
      <style:table-column-properties style:column-width="3.734in" style:rel-column-width="32767*"/>
    </style:style>
    <style:style style:name="Table21.B" style:family="table-column">
      <style:table-column-properties style:column-width="3.7347in" style:rel-column-width="32768*"/>
    </style:style>
    <style:style style:name="Table21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2" style:family="table">
      <style:table-properties style:width="7.4688in" table:align="margins"/>
    </style:style>
    <style:style style:name="Table22.A" style:family="table-column">
      <style:table-column-properties style:column-width="7.4688in" style:rel-column-width="65535*"/>
    </style:style>
    <style:style style:name="Table22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8" style:family="table">
      <style:table-properties style:width="7.4688in" table:align="margins"/>
    </style:style>
    <style:style style:name="Table8.A" style:family="table-column">
      <style:table-column-properties style:column-width="3.734in" style:rel-column-width="32764*"/>
    </style:style>
    <style:style style:name="Table8.B" style:family="table-column">
      <style:table-column-properties style:column-width="3.7347in" style:rel-column-width="32771*"/>
    </style:style>
    <style:style style:name="Table8.1" style:family="table-row">
      <style:table-row-properties style:min-row-height="0.0639in"/>
    </style:style>
    <style:style style:name="Table8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" style:family="table">
      <style:table-properties style:width="7.4688in" table:align="margins"/>
    </style:style>
    <style:style style:name="Table9.A" style:family="table-column">
      <style:table-column-properties style:column-width="3.734in" style:rel-column-width="32767*"/>
    </style:style>
    <style:style style:name="Table9.B" style:family="table-column">
      <style:table-column-properties style:column-width="3.7347in" style:rel-column-width="32768*"/>
    </style:style>
    <style:style style:name="Table9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0" style:family="table">
      <style:table-properties style:width="7.4688in" table:align="margins"/>
    </style:style>
    <style:style style:name="Table10.A" style:family="table-column">
      <style:table-column-properties style:column-width="7.4688in" style:rel-column-width="65535*"/>
    </style:style>
    <style:style style:name="Table10.1" style:family="table-row">
      <style:table-row-properties style:min-row-height="0.0639in"/>
    </style:style>
    <style:style style:name="Table10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1" style:family="table">
      <style:table-properties style:width="7.4688in" table:align="margins"/>
    </style:style>
    <style:style style:name="Table11.A" style:family="table-column">
      <style:table-column-properties style:column-width="3.734in" style:rel-column-width="32767*"/>
    </style:style>
    <style:style style:name="Table11.B" style:family="table-column">
      <style:table-column-properties style:column-width="3.7347in" style:rel-column-width="32768*"/>
    </style:style>
    <style:style style:name="Table11.1" style:family="table-row">
      <style:table-row-properties style:min-row-height="0.0639in"/>
    </style:style>
    <style:style style:name="Table11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2" style:family="table">
      <style:table-properties style:width="7.4688in" table:align="margins"/>
    </style:style>
    <style:style style:name="Table12.A" style:family="table-column">
      <style:table-column-properties style:column-width="3.734in" style:rel-column-width="32767*"/>
    </style:style>
    <style:style style:name="Table12.B" style:family="table-column">
      <style:table-column-properties style:column-width="3.7347in" style:rel-column-width="32768*"/>
    </style:style>
    <style:style style:name="Table12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3" style:family="table">
      <style:table-properties style:width="7.4688in" table:align="margins"/>
    </style:style>
    <style:style style:name="Table13.A" style:family="table-column">
      <style:table-column-properties style:column-width="7.4688in" style:rel-column-width="65535*"/>
    </style:style>
    <style:style style:name="Table13.1" style:family="table-row">
      <style:table-row-properties style:min-row-height="0.0639in"/>
    </style:style>
    <style:style style:name="Table13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4" style:family="table">
      <style:table-properties style:width="7.4688in" table:align="margins"/>
    </style:style>
    <style:style style:name="Table14.A" style:family="table-column">
      <style:table-column-properties style:column-width="3.734in" style:rel-column-width="32767*"/>
    </style:style>
    <style:style style:name="Table14.B" style:family="table-column">
      <style:table-column-properties style:column-width="3.7347in" style:rel-column-width="32768*"/>
    </style:style>
    <style:style style:name="Table14.1" style:family="table-row">
      <style:table-row-properties style:min-row-height="0.0639in"/>
    </style:style>
    <style:style style:name="Table14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5" style:family="table">
      <style:table-properties style:width="7.4688in" table:align="margins"/>
    </style:style>
    <style:style style:name="Table15.A" style:family="table-column">
      <style:table-column-properties style:column-width="3.734in" style:rel-column-width="32767*"/>
    </style:style>
    <style:style style:name="Table15.B" style:family="table-column">
      <style:table-column-properties style:column-width="3.7347in" style:rel-column-width="32768*"/>
    </style:style>
    <style:style style:name="Table15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6" style:family="table">
      <style:table-properties style:width="7.4688in" table:align="margins"/>
    </style:style>
    <style:style style:name="Table16.A" style:family="table-column">
      <style:table-column-properties style:column-width="7.4688in" style:rel-column-width="65535*"/>
    </style:style>
    <style:style style:name="Table16.1" style:family="table-row">
      <style:table-row-properties style:min-row-height="0.0639in"/>
    </style:style>
    <style:style style:name="Table16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6" style:family="table">
      <style:table-properties style:width="7.4688in" table:align="margins"/>
    </style:style>
    <style:style style:name="Table26.A" style:family="table-column">
      <style:table-column-properties style:column-width="3.734in" style:rel-column-width="32767*"/>
    </style:style>
    <style:style style:name="Table26.B" style:family="table-column">
      <style:table-column-properties style:column-width="3.7347in" style:rel-column-width="32768*"/>
    </style:style>
    <style:style style:name="Table26.1" style:family="table-row">
      <style:table-row-properties style:min-row-height="0.0639in"/>
    </style:style>
    <style:style style:name="Table26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7" style:family="table">
      <style:table-properties style:width="7.4688in" table:align="margins"/>
    </style:style>
    <style:style style:name="Table27.A" style:family="table-column">
      <style:table-column-properties style:column-width="3.734in" style:rel-column-width="32767*"/>
    </style:style>
    <style:style style:name="Table27.B" style:family="table-column">
      <style:table-column-properties style:column-width="3.7347in" style:rel-column-width="32768*"/>
    </style:style>
    <style:style style:name="Table27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8" style:family="table">
      <style:table-properties style:width="7.4688in" table:align="margins"/>
    </style:style>
    <style:style style:name="Table28.A" style:family="table-column">
      <style:table-column-properties style:column-width="7.4688in" style:rel-column-width="65535*"/>
    </style:style>
    <style:style style:name="Table28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P1" style:family="paragraph" style:parent-style-name="Location">
      <style:paragraph-properties fo:text-align="end" style:justify-single-word="false"/>
    </style:style>
    <style:style style:name="P2" style:family="paragraph" style:parent-style-name="Location">
      <style:paragraph-properties fo:text-align="end" style:justify-single-word="false"/>
      <style:text-properties officeooo:paragraph-rsid="00303599"/>
    </style:style>
    <style:style style:name="P3" style:family="paragraph" style:parent-style-name="Location">
      <style:paragraph-properties fo:text-align="end" style:justify-single-word="false"/>
      <style:text-properties officeooo:paragraph-rsid="00336ec9"/>
    </style:style>
    <style:style style:name="P4" style:family="paragraph" style:parent-style-name="Location">
      <style:paragraph-properties fo:text-align="end" style:justify-single-word="false"/>
      <style:text-properties officeooo:paragraph-rsid="00361790"/>
    </style:style>
    <style:style style:name="P5" style:family="paragraph" style:parent-style-name="Location">
      <style:text-properties officeooo:rsid="00361790" officeooo:paragraph-rsid="00361790"/>
    </style:style>
    <style:style style:name="P6" style:family="paragraph" style:parent-style-name="Role">
      <style:paragraph-properties fo:text-align="end" style:justify-single-word="false"/>
    </style:style>
    <style:style style:name="P7" style:family="paragraph" style:parent-style-name="Role">
      <style:paragraph-properties fo:text-align="end" style:justify-single-word="false"/>
      <style:text-properties officeooo:paragraph-rsid="00303599"/>
    </style:style>
    <style:style style:name="P8" style:family="paragraph" style:parent-style-name="Role">
      <style:paragraph-properties fo:text-align="end" style:justify-single-word="false"/>
      <style:text-properties officeooo:paragraph-rsid="00336ec9"/>
    </style:style>
    <style:style style:name="P9" style:family="paragraph" style:parent-style-name="Role">
      <style:paragraph-properties fo:text-align="end" style:justify-single-word="false"/>
      <style:text-properties officeooo:paragraph-rsid="00361790"/>
    </style:style>
    <style:style style:name="P10" style:family="paragraph" style:parent-style-name="Role">
      <style:text-properties officeooo:rsid="00303599" officeooo:paragraph-rsid="00303599"/>
    </style:style>
    <style:style style:name="P11" style:family="paragraph" style:parent-style-name="Role">
      <style:text-properties officeooo:rsid="00303599" officeooo:paragraph-rsid="00336ec9"/>
    </style:style>
    <style:style style:name="P12" style:family="paragraph" style:parent-style-name="Role">
      <style:text-properties officeooo:rsid="00303599" officeooo:paragraph-rsid="00361790"/>
    </style:style>
    <style:style style:name="P13" style:family="paragraph" style:parent-style-name="Heading_20_3">
      <style:text-properties officeooo:rsid="003a9b7e" officeooo:paragraph-rsid="003a9b7e"/>
    </style:style>
    <style:style style:name="P14" style:family="paragraph" style:parent-style-name="Heading_20_3">
      <style:text-properties officeooo:paragraph-rsid="003a9b7e"/>
    </style:style>
    <style:style style:name="P15" style:family="paragraph" style:parent-style-name="Standard">
      <style:text-properties officeooo:paragraph-rsid="0056316d"/>
    </style:style>
    <style:style style:name="P16" style:family="paragraph" style:parent-style-name="Location">
      <style:text-properties officeooo:rsid="00303599" officeooo:paragraph-rsid="00303599"/>
    </style:style>
    <style:style style:name="P17" style:family="paragraph" style:parent-style-name="Location">
      <style:text-properties officeooo:rsid="00361790" officeooo:paragraph-rsid="0056316d"/>
    </style:style>
    <style:style style:name="P18" style:family="paragraph" style:parent-style-name="Location">
      <style:paragraph-properties fo:text-align="end" style:justify-single-word="false"/>
      <style:text-properties officeooo:paragraph-rsid="0056316d"/>
    </style:style>
    <style:style style:name="P19" style:family="paragraph" style:parent-style-name="Location">
      <style:paragraph-properties fo:text-align="end" style:justify-single-word="false"/>
      <style:text-properties officeooo:paragraph-rsid="0019a675"/>
    </style:style>
    <style:style style:name="P20" style:family="paragraph" style:parent-style-name="Location">
      <style:paragraph-properties fo:text-align="end" style:justify-single-word="false"/>
      <style:text-properties officeooo:paragraph-rsid="001d9aa5"/>
    </style:style>
    <style:style style:name="P21" style:family="paragraph" style:parent-style-name="Location">
      <style:paragraph-properties fo:text-align="end" style:justify-single-word="false"/>
      <style:text-properties officeooo:paragraph-rsid="002ad0d9"/>
    </style:style>
    <style:style style:name="P22" style:family="paragraph" style:parent-style-name="Location">
      <style:text-properties officeooo:paragraph-rsid="0019a675"/>
    </style:style>
    <style:style style:name="P23" style:family="paragraph" style:parent-style-name="Location">
      <style:text-properties officeooo:rsid="001d9aa5" officeooo:paragraph-rsid="001d9aa5"/>
    </style:style>
    <style:style style:name="P24" style:family="paragraph" style:parent-style-name="Location">
      <style:text-properties officeooo:rsid="002ad0d9" officeooo:paragraph-rsid="002ad0d9"/>
    </style:style>
    <style:style style:name="P25" style:family="paragraph" style:parent-style-name="Role">
      <style:text-properties officeooo:rsid="00303599" officeooo:paragraph-rsid="0056316d"/>
    </style:style>
    <style:style style:name="P26" style:family="paragraph" style:parent-style-name="Role">
      <style:paragraph-properties fo:text-align="end" style:justify-single-word="false"/>
    </style:style>
    <style:style style:name="P27" style:family="paragraph" style:parent-style-name="Role">
      <style:paragraph-properties fo:text-align="end" style:justify-single-word="false"/>
      <style:text-properties officeooo:paragraph-rsid="0056316d"/>
    </style:style>
    <style:style style:name="P28" style:family="paragraph" style:parent-style-name="Role">
      <style:paragraph-properties fo:text-align="end" style:justify-single-word="false"/>
      <style:text-properties officeooo:paragraph-rsid="001d9aa5"/>
    </style:style>
    <style:style style:name="P29" style:family="paragraph" style:parent-style-name="Role">
      <style:paragraph-properties fo:text-align="end" style:justify-single-word="false"/>
      <style:text-properties officeooo:paragraph-rsid="002ad0d9"/>
    </style:style>
    <style:style style:name="P30" style:family="paragraph" style:parent-style-name="Role">
      <style:text-properties officeooo:rsid="001d9aa5" officeooo:paragraph-rsid="001d9aa5"/>
    </style:style>
    <style:style style:name="P31" style:family="paragraph" style:parent-style-name="Role">
      <style:text-properties officeooo:rsid="002ad0d9" officeooo:paragraph-rsid="002ad0d9"/>
    </style:style>
    <style:style style:name="P32" style:family="paragraph" style:parent-style-name="Impact" style:list-style-name="L1"/>
    <style:style style:name="P33" style:family="paragraph" style:parent-style-name="Impact" style:list-style-name="L1">
      <style:text-properties officeooo:rsid="002d8cba" officeooo:paragraph-rsid="00303599"/>
    </style:style>
    <style:style style:name="P34" style:family="paragraph" style:parent-style-name="Impact" style:list-style-name="L2">
      <style:text-properties officeooo:rsid="0032061a" officeooo:paragraph-rsid="0032061a"/>
    </style:style>
    <style:style style:name="P35" style:family="paragraph" style:parent-style-name="Impact" style:list-style-name="L2">
      <style:text-properties officeooo:rsid="003282c0" officeooo:paragraph-rsid="003282c0"/>
    </style:style>
    <style:style style:name="P36" style:family="paragraph" style:parent-style-name="Impact" style:list-style-name="L2">
      <style:text-properties officeooo:rsid="00361790" officeooo:paragraph-rsid="00361790"/>
    </style:style>
    <style:style style:name="P37" style:family="paragraph" style:parent-style-name="Impact" style:list-style-name="L2">
      <style:text-properties officeooo:rsid="00361790" officeooo:paragraph-rsid="0056316d"/>
    </style:style>
    <style:style style:name="P38" style:family="paragraph" style:parent-style-name="Impact" style:list-style-name="L3">
      <style:text-properties officeooo:rsid="00361790" officeooo:paragraph-rsid="00361790"/>
    </style:style>
    <style:style style:name="P39" style:family="paragraph" style:parent-style-name="Impact" style:list-style-name="L4">
      <style:text-properties officeooo:paragraph-rsid="003a0977"/>
    </style:style>
    <style:style style:name="T1" style:family="text">
      <style:text-properties fo:font-size="8pt" style:text-underline-style="none" style:font-size-asian="8pt" style:font-size-complex="8pt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0cbf9"/>
    </style:style>
    <style:style style:name="T4" style:family="text">
      <style:text-properties style:text-underline-style="none" officeooo:rsid="0021e4ab"/>
    </style:style>
    <style:style style:name="T5" style:family="text">
      <style:text-properties style:text-underline-style="none" officeooo:rsid="003282c0"/>
    </style:style>
    <style:style style:name="T6" style:family="text">
      <style:text-properties fo:color="#00007f"/>
    </style:style>
    <style:style style:name="T7" style:family="text">
      <style:text-properties officeooo:rsid="001b917f"/>
    </style:style>
    <style:style style:name="T8" style:family="text">
      <style:text-properties officeooo:rsid="001efd2d"/>
    </style:style>
    <style:style style:name="T9" style:family="text">
      <style:text-properties officeooo:rsid="0021e4ab"/>
    </style:style>
    <style:style style:name="T10" style:family="text">
      <style:text-properties officeooo:rsid="00260e52"/>
    </style:style>
    <style:style style:name="T11" style:family="text">
      <style:text-properties officeooo:rsid="002658f7"/>
    </style:style>
    <style:style style:name="T12" style:family="text">
      <style:text-properties officeooo:rsid="002ad0d9"/>
    </style:style>
    <style:style style:name="T13" style:family="text">
      <style:text-properties officeooo:rsid="002d8cba"/>
    </style:style>
    <style:style style:name="T14" style:family="text">
      <style:text-properties officeooo:rsid="00303599"/>
    </style:style>
    <style:style style:name="T15" style:family="text">
      <style:text-properties fo:color="#000000" style:text-underline-style="none"/>
    </style:style>
    <style:style style:name="T16" style:family="text">
      <style:text-properties officeooo:rsid="003282c0"/>
    </style:style>
    <style:style style:name="T17" style:family="text">
      <style:text-properties officeooo:rsid="00336ec9"/>
    </style:style>
    <style:style style:name="T18" style:family="text">
      <style:text-properties officeooo:rsid="00361790"/>
    </style:style>
    <style:style style:name="T19" style:family="text">
      <style:text-properties officeooo:rsid="0036ec12"/>
    </style:style>
    <style:style style:name="T20" style:family="text">
      <style:text-properties officeooo:rsid="00377a2a"/>
    </style:style>
    <style:style style:name="T21" style:family="text">
      <style:text-properties officeooo:rsid="00423c0c"/>
    </style:style>
    <style:style style:name="T22" style:family="text">
      <style:text-properties officeooo:rsid="005137a0"/>
    </style:style>
    <style:style style:name="T23" style:family="text">
      <style:text-properties officeooo:rsid="0056316d"/>
    </style:style>
    <style:style style:name="T24" style:family="text">
      <style:text-properties officeooo:rsid="003a9b7e"/>
    </style:style>
    <style:style style:name="T25" style:family="text">
      <style:text-properties fo:font-weight="bold" officeooo:rsid="0056316d" style:font-weight-asian="bold" style:font-weight-complex="bold"/>
    </style:style>
    <style:style style:name="T26" style:family="text">
      <style:text-properties fo:font-weight="normal" officeooo:rsid="0056316d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Lorenz Hofmann-Wellenhof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Table_20_Content_20_Small"><text:a xlink:type="simple" xlink:href="mailto:lorenzhofmann.w@gmail.com" text:style-name="Internet_20_link" text:visited-style-name="Visited_20_Internet_20_Link"><text:span text:style-name="T2">lorenzhofmann.w@gmail.com</text:span></text:a></text:p>
          </table:table-cell>
          <table:table-cell table:style-name="Table1.A1" office:value-type="string">
            <text:p text:style-name="Table_20_Content_20_Small"><text:a xlink:type="simple" xlink:href="http://bit.ly/personal-for-resume" text:style-name="Internet_20_link" text:visited-style-name="Visited_20_Internet_20_Link"><text:span text:style-name="T1">lorenzhofmannw.com</text:span></text:a> </text:p>
          </table:table-cell>
          <table:table-cell table:style-name="Table1.A1" office:value-type="string">
            <text:p text:style-name="Table_20_Content_20_Small"><text:a xlink:type="simple" xlink:href="http://github.com/LorenzHW" text:style-name="Internet_20_link" text:visited-style-name="Visited_20_Internet_20_Link"><text:span text:style-name="T2">github.com/LorenzHW</text:span></text:a></text:p>
          </table:table-cell>
        </table:table-row>
      </table:table>
      <text:h text:style-name="Heading_20_3" text:outline-level="3">EDUCATION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Location">University of Passau</text:p>
          </table:table-cell>
          <table:table-cell table:style-name="Table2.A1" office:value-type="string">
            <text:p text:style-name="P1">Passau, Germany 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Role">B. Sc. Mobile and Embedded Systems, M. Sc. Computer Science </text:p>
          </table:table-cell>
          <table:table-cell table:style-name="Table3.A1" office:value-type="string">
            <text:p text:style-name="P6">October 2014 — Present </text:p>
          </table:table-cell>
        </table:table-row>
      </table:table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list xml:id="list3466967067" text:style-name="L1">
              <text:list-item>
                <text:p text:style-name="P32">Grade: 1.8 ~ 3.2 (GPA); <text:span text:style-name="T22">expected graduation: January 2020</text:span></text:p>
              </text:list-item>
              <text:list-item>
                <text:p text:style-name="P32">Top 20% of 2017 graduation class</text:p>
              </text:list-item>
              <text:list-item>
                <text:p text:style-name="P32">Relevant coursework: Machine Learning, Algorithms and Data Structures, Agile Software Development, Computer Networks, Enterprise Software Architecture, Computer Architecture, Programming in Java, Mathematics in Technical Systems I-III, Computer Engineering </text:p>
              </text:list-item>
            </text:list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Location">Stevens Institute of Technology </text:p>
          </table:table-cell>
          <table:table-cell table:style-name="Table5.A1" office:value-type="string">
            <text:p text:style-name="P1">New York City, USA 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Role">Education abroad in M. Sc. Computer Science </text:p>
          </table:table-cell>
          <table:table-cell table:style-name="Table6.A1" office:value-type="string">
            <text:p text:style-name="P6">August — December 2018</text:p>
          </table:table-cell>
        </table:table-row>
      </table:table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list xml:id="list114358280742206" text:continue-numbering="true" text:style-name="L1">
              <text:list-item>
                <text:p text:style-name="P32">4.0 GPA; top 3 project in Machine Learning class </text:p>
              </text:list-item>
            </text:list>
          </table:table-cell>
        </table:table-row>
      </table:table>
      <text:h text:style-name="Heading_20_3" text:outline-level="3">EXPERIENCE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2">University of Passau</text:p>
          </table:table-cell>
          <table:table-cell table:style-name="Table8.A1" office:value-type="string">
            <text:p text:style-name="P19"><text:span text:style-name="T7">Remote</text:span> 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Role">Graduate Researcher at the Chair of Data Science </text:p>
          </table:table-cell>
          <table:table-cell table:style-name="Table9.A1" office:value-type="string">
            <text:p text:style-name="P6">July — December 2019</text:p>
          </table:table-cell>
        </table:table-row>
      </table:table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list xml:id="list114356851853284" text:continue-numbering="true" text:style-name="L1">
              <text:list-item>
                <text:p text:style-name="P32">Investigating the effects of variational autoencoders and adversarial examples with Professor Doctor Michael Granitzer; funded by the <text:a xlink:type="simple" xlink:href="https://www.scch.at/en/news" text:style-name="Internet_20_link" text:visited-style-name="Visited_20_Internet_20_Link"><text:span text:style-name="T2">SCCH</text:span></text:a> </text:p>
              </text:list-item>
              <text:list-item>
                <text:p text:style-name="P32">Making open-source contributions to the tensorflow (TF) library: Migrating adversarial attack methods (FGSM, PGM, SPSA) from TF 1 to TF 2 </text:p>
              </text:list-item>
              <text:list-item>
                <text:p text:style-name="P32">Used technologies: Python, <text:span text:style-name="T9">t</text:span>ensorflow, <text:span text:style-name="T19">Keras</text:span></text:p>
              </text:list-item>
            </text:list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3">Google Summer of Code</text:p>
          </table:table-cell>
          <table:table-cell table:style-name="Table11.A1" office:value-type="string">
            <text:p text:style-name="P20"><text:span text:style-name="T7">Remote</text:span> 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30">Google Summer of Code participant with API Client Tools at Google</text:p>
          </table:table-cell>
          <table:table-cell table:style-name="Table12.A1" office:value-type="string">
            <text:p text:style-name="P28"><text:span text:style-name="T8">May</text:span> — <text:span text:style-name="T8">August</text:span> 2019</text:p>
          </table:table-cell>
        </table:table-row>
      </table:table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list xml:id="list114358248285222" text:continue-numbering="true" text:style-name="L1">
              <text:list-item>
                <text:p text:style-name="P32">Implemented <text:span text:style-name="T10">the open-source tool </text:span><text:a xlink:type="simple" xlink:href="https://github.com/googleapis/gnostic-grpc" text:style-name="Internet_20_link" text:visited-style-name="Visited_20_Internet_20_Link"><text:span text:style-name="T3">gnostic-grpc</text:span></text:a>: A tool that converts OpenAPI descriptions into a description of a gRPC service that can be used to implement that API using gRPC-JSON Transcoding (mentored by Tim Burks and Noah Dietz, software engineers at Google) </text:p>
              </text:list-item>
              <text:list-item>
                <text:p text:style-name="P32">Improved feature completeness of <text:a xlink:type="simple" xlink:href="https://github.com/googleapis/gnostic" text:style-name="Internet_20_link" text:visited-style-name="Visited_20_Internet_20_Link"><text:span text:style-name="T4">gnostic</text:span></text:a><text:span text:style-name="T6"> </text:span>by converting the compiled Protocol Buffer representation into equivalent types which are processable by plugins</text:p>
              </text:list-item>
              <text:list-item>
                <text:p text:style-name="P32">Wrote a medium <text:a xlink:type="simple" xlink:href="https://medium.com/@lorenzhofmann.w/how-to-build-a-rest-api-with-grpc-and-get-the-best-of-two-worlds-9a4e491f30ae" text:style-name="Internet_20_link" text:visited-style-name="Visited_20_Internet_20_Link"><text:span text:style-name="T4">blog</text:span></text:a><text:span text:style-name="T6"> </text:span>post that explains how to set up a gRPC API with envoy given an OpenAPI description; <text:span text:style-name="T11">accumulated over 200 monthly readers</text:span></text:p>
              </text:list-item>
              <text:list-item>
                <text:p text:style-name="P32">Representation of this <text:span text:style-name="T13">work</text:span> at the API specification conference in Vancouver by Tim Burks in his <text:a xlink:type="simple" xlink:href="https://asc2019.sched.com/event/T6u9" text:style-name="Internet_20_link" text:visited-style-name="Visited_20_Internet_20_Link"><text:span text:style-name="T2">workshop</text:span></text:a></text:p>
              </text:list-item>
              <text:list-item>
                <text:p text:style-name="P32">Used technologies: Golang, Protocol Buffers, gRPC, OpenAPI, envoy </text:p>
              </text:list-item>
            </text:list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24">csneovias GmbH</text:p>
          </table:table-cell>
          <table:table-cell table:style-name="Table14.A1" office:value-type="string">
            <text:p text:style-name="P21"><text:span text:style-name="T12">Passau, Germany</text:span> 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31">Software engineer (working student)</text:p>
          </table:table-cell>
          <table:table-cell table:style-name="Table15.A1" office:value-type="string">
            <text:p text:style-name="P29"><text:span text:style-name="T12">March 2016</text:span> — <text:span text:style-name="T12">July</text:span> 201<text:span text:style-name="T12">8</text:span></text:p>
          </table:table-cell>
        </table:table-row>
      </table:table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list xml:id="list114358469420021" text:continue-numbering="true" text:style-name="L1">
              <text:list-item>
                <text:p text:style-name="P33">Designed and implemented student lifecycle management software for the University of Münster, University of Zurich, and the Goethe Institute; created fronted applications (course registry, courses overview) with my team using agile methodologies; built back end interfaces to provide applications with data</text:p>
              </text:list-item>
              <text:list-item>
                <text:p text:style-name="P33">Used technologies: JavaScript, ABAP, SAPUI5, OData protocol</text:p>
              </text:list-item>
            </text:list>
          </table:table-cell>
        </table:table-row>
      </table:table>
      <text:h text:style-name="P14" text:outline-level="3"><text:span text:style-name="T24">PROJECTS</text:span></text:h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17"><text:span text:style-name="T23">Tik</text:span> <text:span text:style-name="T23">Tok</text:span></text:p>
          </table:table-cell>
          <table:table-cell table:style-name="Table26.A1" office:value-type="string">
            <text:p text:style-name="P18"><text:span text:style-name="T14">Graz, Austria</text:span> </text:p>
          </table:table-cell>
        </table:table-row>
      </table:table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25">Creator </text:p>
          </table:table-cell>
          <table:table-cell table:style-name="Table27.A1" office:value-type="string">
            <text:p text:style-name="P27"><text:span text:style-name="T18">February 2018 </text:span>— <text:span text:style-name="T18">July</text:span> 201<text:span text:style-name="T18">8</text:span>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list xml:id="list3861045779" text:style-name="L2">
              <text:list-item>
                <text:p text:style-name="P37">Launched a mathematical brain game as Amazon Echo <text:a xlink:type="simple" xlink:href="https://www.amazon.com/dp/B07ZP22L2T" text:style-name="Internet_20_link" text:visited-style-name="Visited_20_Internet_20_Link">Skill</text:a> where users play against Alexa; accumulated over 3300 <text:span text:style-name="T23">monthly</text:span> users</text:p>
              </text:list-item>
              <text:list-item>
                <text:p text:style-name="P37">Used technologies: Python, DynamoDB, AWS</text:p>
              </text:list-item>
            </text:list>
          </table:table-cell>
        </table:table-row>
      </table:table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6">My Telegrams</text:p>
          </table:table-cell>
          <table:table-cell table:style-name="Table17.A1" office:value-type="string">
            <text:p text:style-name="P2"><text:span text:style-name="T14">Graz, Austria</text:span> </text:p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0">Creator</text:p>
          </table:table-cell>
          <table:table-cell table:style-name="Table18.A1" office:value-type="string">
            <text:p text:style-name="P7"><text:span text:style-name="T14">October 2017</text:span> — <text:span text:style-name="T14">January</text:span> 201<text:span text:style-name="T14">9</text:span>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list xml:id="list114358352935569" text:continue-numbering="true" text:style-name="L2">
              <text:list-item>
                <text:p text:style-name="P34">Created an Amazon Echo Skill that enables users to send and to listen to messages via the Telegram Messenger</text:p>
              </text:list-item>
              <text:list-item>
                <text:p text:style-name="P34">Built a web server to connect the Skill to the Telegram API: Set up a REST API with Django and MySQL database; added social authentication, progressive web app support, OAuth, implemented push notification via Firebase; used a Python wrapper to communicate with the Telegram API, and used AWS for deployment; accumulated over 1300 users; <text:span text:style-name="T16">a </text:span><text:a xlink:type="simple" xlink:href="https://www.youtube.com/watch?v=1j1FhkBDjSo&amp;" text:style-name="Internet_20_link" text:visited-style-name="Visited_20_Internet_20_Link"><text:span text:style-name="T5">video</text:span></text:a><text:span text:style-name="T16"> of the skill in action</text:span> </text:p>
              </text:list-item>
              <text:list-item>
                <text:p text:style-name="P35">Used technologies: Python, TypeScript, <text:span text:style-name="T17">HTML5, CSS, Sass, Django, MySQL, Angular, AWS</text:span></text:p>
              </text:list-item>
            </text:list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Location"><text:a xlink:type="simple" xlink:href="http://lorenzhofmannw.com/" text:style-name="Internet_20_link" text:visited-style-name="Visited_20_Internet_20_Link"><text:span text:style-name="T15">lorenzhofmannw.com</text:span></text:a></text:p>
          </table:table-cell>
          <table:table-cell table:style-name="Table20.A1" office:value-type="string">
            <text:p text:style-name="P3"><text:span text:style-name="T14">Graz, Austria</text:span> </text:p>
          </table:table-cell>
        </table:table-row>
      </table:table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1">Creator</text:p>
          </table:table-cell>
          <table:table-cell table:style-name="Table21.A1" office:value-type="string">
            <text:p text:style-name="P8"><text:span text:style-name="T17">March 2018</text:span> — <text:span text:style-name="T14">January</text:span> 201<text:span text:style-name="T14">9</text:span>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list xml:id="list114356842738039" text:continue-numbering="true" text:style-name="L2">
              <text:list-item>
                <text:p text:style-name="P36">Implemented a personal webpage with Angular to constitute my projects, thoughts, and world views</text:p>
              </text:list-item>
            </text:list>
          </table:table-cell>
        </table:table-row>
      </table:table>
      <text:h text:style-name="P13" text:outline-level="3">SKILLS</text:h>
      <text:list xml:id="list2108642956" text:style-name="L3">
        <text:list-item>
          <text:p text:style-name="P38">Languages &amp; Technologies: Proficient in Python, Golang; familiar with TypeScript, JavaScript, NumPy, pandas, SQL, Protocol Buffers, worked with Git, AWS, Django, Angular, <text:span text:style-name="T20">Keras</text:span>, tenso<text:span text:style-name="T20">rflow, gRPC, Alexa Skills Kit <text:tab/>SDK</text:span></text:p>
        </text:list-item>
      </text:list>
      <text:h text:style-name="P13" text:outline-level="3">ACTIVITIES <text:span text:style-name="T21">&amp;</text:span> REWARDS</text:h>
      <text:list xml:id="list2771819373" text:style-name="L4">
        <text:list-item>
          <text:p text:style-name="P39">Google Hash Code 2018: Rank 1545 out of 3012; Google kick start round B: Rank 1449 out of 2250 </text:p>
        </text:list-item>
        <text:list-item>
          <text:p text:style-name="P39">Active member of the student council at the University of Passau: Representing the interests of the students of the faculty </text:p>
        </text:list-item>
        <text:list-item>
          <text:p text:style-name="P39">Volunteer at the TCS New York City Marathon: Handing out drinks to the runners and motivating them </text:p>
        </text:list-item>
        <text:list-item>
          <text:p text:style-name="P39">Google Summer of Code stipend: Awarded $5400 stipend from Google </text:p>
        </text:list-item>
        <text:list-item>
          <text:p text:style-name="P39">AWS Promotional Credits for Alexa Skill developers: Monthly AWS costs of $100 are covered </text:p>
        </text:list-item>
      </text:list>
      <text:p text:style-name="Impac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family-generic="roman" style:font-pitch="variable" officeooo:rsid="0007d7ff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Content_20_Small" style:display-name="Table Content Small" style:family="paragraph" style:parent-style-name="Standard">
      <style:paragraph-properties fo:text-align="center" style:justify-single-word="false"/>
      <style:text-properties fo:font-size="8pt" officeooo:rsid="0007d7ff" style:font-size-asian="8pt" style:font-size-complex="8pt"/>
    </style:style>
    <style:style style:name="Table_20_Content" style:display-name="Table Content" style:family="paragraph" style:parent-style-name="Table_20_Content_20_Small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text-align="center" style:justify-single-word="false"/>
      <style:text-properties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top="0.1in" fo:margin-bottom="0.0402in" loext:contextual-spacing="false" style:page-number="auto" fo:background-color="transparent" fo:padding-left="0in" fo:padding-right="0in" fo:padding-top="0.1in" fo:padding-bottom="0in" fo:border-left="none" fo:border-right="none" fo:border-top="none" fo:border-bottom="0.06pt solid #000000">
        <style:tab-stops/>
      </style:paragraph-properties>
      <style:text-properties style:font-name="Liberation Mono" fo:font-family="'Liberation Mono'" style:font-family-generic="modern" style:font-pitch="variable" fo:font-size="14pt" fo:font-weight="normal" officeooo:rsid="000d695c" style:font-size-asian="14pt" style:font-weight-asian="normal" style:font-size-complex="14pt" style:font-weight-complex="normal"/>
    </style:style>
    <style:style style:name="Location" style:family="paragraph" style:parent-style-name="Table_20_Contents">
      <style:paragraph-properties fo:text-align="start" style:justify-single-word="false" fo:padding-left="0in" fo:padding-right="0in" fo:padding-top="0.0201in" fo:padding-bottom="0in" fo:border="non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bold" officeooo:rsid="001002c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Role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8pt" fo:font-style="italic" fo:text-shadow="none" style:text-underline-style="none" fo:font-weight="normal" officeooo:rsid="0011e6ab" style:font-size-asian="8pt" style:font-style-asian="italic" style:font-weight-asian="normal" style:font-size-complex="8pt" style:font-style-complex="italic" style:font-weight-complex="normal" style:text-overline-style="none" style:text-overline-color="font-color"/>
    </style:style>
    <style:style style:name="Impact" style:family="paragraph" style:parent-style-name="Standard">
      <style:text-properties fo:font-size="8pt" style:font-size-asian="8pt" style:font-size-complex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4in" fo:margin-bottom="0.4in" fo:margin-left="0.4in" fo:margin-right="0.401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9:02:24.728259480</meta:creation-date>
    <dc:date>2019-11-28T11:42:23.449046563</dc:date>
    <meta:editing-duration>PT1H57M27S</meta:editing-duration>
    <meta:editing-cycles>50</meta:editing-cycles>
    <meta:generator>LibreOffice/6.2.5.2$MacOSX_X86_64 LibreOffice_project/1ec314fa52f458adc18c4f025c545a4e8b22c159</meta:generator>
    <meta:document-statistic meta:table-count="25" meta:image-count="0" meta:object-count="0" meta:page-count="1" meta:paragraph-count="67" meta:word-count="638" meta:character-count="4191" meta:non-whitespace-character-count="3610"/>
  </office:meta>
</office:document-meta>
</file>